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gust 8th, 2014</text:p>
      <text:p text:style-name="Standard">Meeting commenced at 6:10pm</text:p>
      <text:p text:style-name="Standard"/>
      <text:p text:style-name="Standard">In attendance:</text:p>
      <text:p text:style-name="Standard">Evan Widloski – President</text:p>
      <text:p text:style-name="Standard">Nick Geirland – Vice President</text:p>
      <text:p text:style-name="Standard">Jack Cottom – Treasurer</text:p>
      <text:p text:style-name="Standard"/>
      <text:p text:style-name="Standard">Topics:</text:p>
      <text:p text:style-name="Standard">Linux 101 topics</text:p>
      <text:p text:style-name="Standard">Callout presentation</text:p>
      <text:p text:style-name="Standard">Aquire cookies</text:p>
      <text:p text:style-name="Standard">CS activity fair</text:p>
      <text:p text:style-name="Standard">Key fobs</text:p>
      <text:p text:style-name="Standard">In-class advertisement</text:p>
      <text:p text:style-name="Standard">Assign social media responsibilities</text:p>
      <text:p text:style-name="Standard">Mailing list</text:p>
      <text:p text:style-name="Standard">Meeting with Kirby (Friday)</text:p>
      <text:p text:style-name="Standard">Officer meetings</text:p>
      <text:p text:style-name="Standard"/>
      <text:p text:style-name="Standard">Linux 101 topics</text:p>
      <text:list xml:id="list790443419" text:style-name="L1">
        <text:list-item>
          <text:p text:style-name="P1">Intro to Linux I <text:s/>- Jack – Lawson, Tuesday 9/2/14</text:p>
          <text:list>
            <text:list-item>
              <text:p text:style-name="P1">Overview of Linux 101</text:p>
            </text:list-item>
            <text:list-item>
              <text:p text:style-name="P1">What is Linux?</text:p>
            </text:list-item>
            <text:list-item>
              <text:p text:style-name="P1">Overview of distribution</text:p>
            </text:list-item>
            <text:list-item>
              <text:p text:style-name="P1">Popular uses for Linux</text:p>
            </text:list-item>
            <text:list-item>
              <text:p text:style-name="P1">Command line basics</text:p>
              <text:list>
                <text:list-item>
                  <text:p text:style-name="P1">man, ls, rm, cd, mv</text:p>
                </text:list-item>
              </text:list>
            </text:list-item>
          </text:list>
        </text:list-item>
        <text:list-item>
          <text:p text:style-name="P1">Package managers - Nick</text:p>
          <text:list>
            <text:list-item>
              <text:p text:style-name="P1">How is software installed?</text:p>
            </text:list-item>
            <text:list-item>
              <text:p text:style-name="P1">Apt-get, YUM, RPM</text:p>
            </text:list-item>
            <text:list-item>
              <text:p text:style-name="P1">Building from source</text:p>
            </text:list-item>
          </text:list>
        </text:list-item>
        <text:list-item>
          <text:p text:style-name="P1">Intro to Bash - Evan</text:p>
          <text:list>
            <text:list-item>
              <text:p text:style-name="P1">Bash scripting basics</text:p>
            </text:list-item>
          </text:list>
        </text:list-item>
        <text:list-item>
          <text:p text:style-name="P1">Intro to Linux II</text:p>
          <text:list>
            <text:list-item>
              <text:p text:style-name="P1">Startup scripts</text:p>
            </text:list-item>
            <text:list-item>
              <text:p text:style-name="P1">cron jobs</text:p>
            </text:list-item>
            <text:list-item>
              <text:p text:style-name="P1">.bashrc</text:p>
            </text:list-item>
            <text:list-item>
              <text:p text:style-name="P1">Finding and installing drivers</text:p>
            </text:list-item>
          </text:list>
        </text:list-item>
      </text:list>
      <text:p text:style-name="Standard"/>
      <text:p text:style-name="Standard">Callout Presentation – EE 117 6pm Wednesday, 8/27/14</text:p>
      <text:list xml:id="list1047851146" text:style-name="L2">
        <text:list-item>
          <text:p text:style-name="P2">Meet in IEEE office at 5:30pm</text:p>
        </text:list-item>
      </text:list>
      <text:list xml:id="list346375222" text:style-name="L3">
        <text:list-item>
          <text:p text:style-name="P3">Google form</text:p>
          <text:list>
            <text:list-item>
              <text:p text:style-name="P3">Email – edit text box</text:p>
            </text:list-item>
            <text:list-item>
              <text:p text:style-name="P3">Major – edit text box</text:p>
            </text:list-item>
            <text:list-item>
              <text:p text:style-name="P3">Year – radio buttons</text:p>
            </text:list-item>
            <text:list-item>
              <text:p text:style-name="P3">Experience with Linux – edit text box</text:p>
            </text:list-item>
            <text:list-item>
              <text:p text:style-name="P3"><text:soft-page-break/>Favorite editor – radio buttons</text:p>
              <text:list>
                <text:list-item>
                  <text:p text:style-name="P3">vim, emacs, nano, other</text:p>
                </text:list-item>
              </text:list>
            </text:list-item>
          </text:list>
        </text:list-item>
      </text:list>
      <text:list xml:id="list1872161122" text:style-name="L4">
        <text:list-item>
          <text:list>
            <text:list-item>
              <text:p text:style-name="P4">Favorite distro – radio buttons</text:p>
              <text:list>
                <text:list-item>
                  <text:p text:style-name="P4">Ubuntu, Mint, Debian, Fedora, Arch, Gentoo, other</text:p>
                </text:list-item>
              </text:list>
            </text:list-item>
          </text:list>
        </text:list-item>
      </text:list>
      <text:list xml:id="list1191043353" text:style-name="L5">
        <text:list-item>
          <text:p text:style-name="P5">Ask attendees about topics they would presented</text:p>
        </text:list-item>
      </text:list>
      <text:p text:style-name="Standard"/>
      <text:p text:style-name="Standard">Officer Meetings</text:p>
      <text:list xml:id="list1966060032" text:style-name="L6">
        <text:list-item>
          <text:p text:style-name="P6">Friday, every other week</text:p>
        </text:list-item>
      </text:list>
      <text:p text:style-name="Standard"/>
      <text:p text:style-name="Standard">CS Activity Fair – Lawson Commons 1-5pm Thursday, 8/28/14</text:p>
      <text:list xml:id="list784229668" text:style-name="L7">
        <text:list-item>
          <text:p text:style-name="P7">Self-promotion opportunity for CS clubs</text:p>
        </text:list-item>
        <text:list-item>
          <text:p text:style-name="P7">Nick and Evan meet at 5:30pm in PLUG office</text:p>
        </text:list-item>
        <text:list-item>
          <text:p text:style-name="P7">Move banner, etc. to table at Lawson commons</text:p>
        </text:list-item>
      </text:list>
      <text:p text:style-name="Standard"/>
      <text:p text:style-name="Standard">In-class Advertising</text:p>
      <text:list xml:id="list462540015" text:style-name="L8">
        <text:list-item>
          <text:p text:style-name="P8">Possibilities</text:p>
          <text:list>
            <text:list-item>
              <text:p text:style-name="P8">ENGR 131/132 </text:p>
            </text:list-item>
            <text:list-item>
              <text:p text:style-name="P8">CS 159/158/180 (177/182/240)</text:p>
            </text:list-item>
            <text:list-item>
              <text:p text:style-name="P8">ECE 264</text:p>
            </text:list-item>
          </text:list>
        </text:list-item>
      </text:list>
      <text:p text:style-name="Standard"/>
      <text:p text:style-name="Standard">Social Media</text:p>
      <text:list xml:id="list538265786" text:style-name="L9">
        <text:list-item>
          <text:p text:style-name="P9">Facebook – Evan</text:p>
        </text:list-item>
        <text:list-item>
          <text:p text:style-name="P9">IRC – Evan's bot</text:p>
        </text:list-item>
      </text:list>
      <text:p text:style-name="Standard"/>
      <text:p text:style-name="Standard">Mailing List</text:p>
      <text:list xml:id="list1648235558" text:style-name="L10">
        <text:list-item>
          <text:p text:style-name="P10">Adding a help/question mailing list?</text:p>
        </text:list-item>
      </text:list>
      <text:p text:style-name="Standard"/>
      <text:p text:style-name="Standard">Meeting with Kirby – Evan</text:p>
      <text:list xml:id="list141183538" text:style-name="L11">
        <text:list-item>
          <text:p text:style-name="P11">Question about coordinating Tech Talks with companies</text:p>
        </text:list-item>
      </text:list>
      <text:p text:style-name="Standard"/>
      <text:p text:style-name="Standard"/>
      <text:p text:style-name="Standard">Action Items</text:p>
      <text:p text:style-name="Standard"/>
      <text:p text:style-name="Standard">Evan</text:p>
      <text:list xml:id="list1083130105" text:style-name="L12">
        <text:list-item>
          <text:p text:style-name="P12">Meet with Kirby</text:p>
        </text:list-item>
        <text:list-item>
          <text:p text:style-name="P12">Finalize callout ppt</text:p>
        </text:list-item>
        <text:list-item>
          <text:p text:style-name="P12">Linux 101 Intro to Bash</text:p>
        </text:list-item>
        <text:list-item>
          <text:p text:style-name="P12">Continue work on IRC bot</text:p>
        </text:list-item>
        <text:list-item>
          <text:p text:style-name="P12">CS activity fair</text:p>
        </text:list-item>
        <text:list-item>
          <text:p text:style-name="P12">Talk to Dr. Crum</text:p>
        </text:list-item>
      </text:list>
      <text:p text:style-name="Standard"/>
      <text:p text:style-name="Standard">Nick</text:p>
      <text:list xml:id="list314945721" text:style-name="L13">
        <text:list-item>
          <text:p text:style-name="P13">CS activity fair</text:p>
        </text:list-item>
        <text:list-item>
          <text:p text:style-name="P13">Linux 101 Package Managers</text:p>
        </text:list-item>
        <text:list-item>
          <text:p text:style-name="P13">Advertise PLUG in ECE 264</text:p>
        </text:list-item>
      </text:list>
      <text:p text:style-name="Standard"/>
      <text:p text:style-name="Standard">Jack</text:p>
      <text:list xml:id="list1054855363" text:style-name="L14">
        <text:list-item>
          <text:p text:style-name="P14"><text:soft-page-break/>Linux 101 Intro to Linux I</text:p>
        </text:list-item>
        <text:list-item>
          <text:p text:style-name="P14">Advertise PLUG in ECE 26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1:18:05</meta:creation-date>
    <meta:editing-duration>P0D</meta:editing-duration>
    <meta:editing-cycles>2</meta:editing-cycles>
    <meta:generator>LibreOffice/3.5$Linux_x86 LibreOffice_project/350m1$Build-2</meta:generator>
    <meta:initial-creator>Jack Cottom</meta:initial-creator>
    <dc:date>2014-08-27T11:19:16</dc:date>
    <dc:creator>Jack Cottom</dc:creator>
    <meta:document-statistic meta:table-count="0" meta:image-count="0" meta:object-count="0" meta:page-count="3" meta:paragraph-count="81" meta:word-count="362" meta:character-count="1871" meta:non-whitespace-character-count="1640"/>
  </office:meta>
</office:document-meta>
</file>